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00" draw:fill="none" draw:fill-color="#ffffff" fo:min-height="1.733cm"/>
    </style:style>
    <style:style style:name="gr2" style:family="graphic" style:parent-style-name="standard">
      <style:graphic-properties draw:stroke="dash" draw:stroke-dash="Ultrafine_20_Dashed" svg:stroke-color="#000000" draw:fill="none" draw:fill-color="#ffffff" fo:min-height="2.127cm"/>
    </style:style>
    <style:style style:name="gr3" style:family="graphic" style:parent-style-name="standard">
      <style:graphic-properties draw:stroke="dash" draw:stroke-dash="Ultrafine_20_Dashed" svg:stroke-color="#000000" draw:fill="none" draw:fill-color="#ffffff" fo:min-height="1.339cm"/>
    </style:style>
    <style:style style:name="gr4" style:family="graphic" style:parent-style-name="standard">
      <style:graphic-properties draw:stroke="dash" draw:stroke-dash="Ultrafine_20_Dashed" svg:stroke-color="#000000" draw:fill="none" draw:fill-color="#ffffff" fo:min-height="5.911cm"/>
    </style:style>
    <style:style style:name="gr5" style:family="graphic" style:parent-style-name="standard" style:list-style-name="L1">
      <style:graphic-properties draw:stroke="dash" draw:stroke-dash="Ultrafine_20_Dashed" svg:stroke-color="#000000" draw:fill="none" draw:fill-color="#ffffff" fo:min-height="5.517cm"/>
    </style:style>
    <style:style style:name="gr6" style:family="graphic" style:parent-style-name="standard">
      <style:graphic-properties draw:stroke="dash" draw:stroke-dash="Ultrafine_20_Dashed" svg:stroke-color="#000000" draw:fill="none" draw:fill-color="#ffffff" fo:min-height="2.95cm"/>
    </style:style>
    <style:style style:name="gr7" style:family="graphic" style:parent-style-name="standard">
      <style:graphic-properties draw:stroke="dash" draw:stroke-dash="Ultrafine_20_Dashed" svg:stroke-color="#000000" draw:fill="none" draw:fill-color="#ffffff" fo:min-height="5.15cm"/>
    </style:style>
    <style:style style:name="gr8" style:family="graphic" style:parent-style-name="standard">
      <style:graphic-properties draw:stroke="dash" draw:stroke-dash="Ultrafine_20_Dashed" svg:stroke-color="#000000" draw:fill="none" draw:fill-color="#ffffff" fo:min-height="3.15cm"/>
    </style:style>
    <style:style style:name="gr9" style:family="graphic" style:parent-style-name="standard" style:list-style-name="L1">
      <style:graphic-properties draw:stroke="dash" draw:stroke-dash="Ultrafine_20_Dashed" svg:stroke-color="#000000" draw:fill="none" draw:fill-color="#ffffff" fo:min-height="8.275cm"/>
    </style:style>
    <style:style style:name="gr10" style:family="graphic" style:parent-style-name="standard">
      <style:graphic-properties draw:stroke="dash" draw:stroke-dash="Ultrafine_20_Dashed" svg:stroke-color="#000000" draw:fill="none" draw:fill-color="#ffffff" fo:min-height="0.85cm"/>
    </style:style>
    <style:style style:name="gr11" style:family="graphic" style:parent-style-name="standard">
      <style:graphic-properties draw:stroke="dash" draw:stroke-dash="Ultrafine_20_Dashed" svg:stroke-color="#000000" draw:fill="none" draw:fill-color="#ffffff" fo:min-height="2.45cm"/>
    </style:style>
    <style:style style:name="gr12" style:family="graphic" style:parent-style-name="standard" style:list-style-name="L1">
      <style:graphic-properties draw:stroke="dash" draw:stroke-dash="Ultrafine_20_Dashed" svg:stroke-color="#000000" draw:fill="none" draw:fill-color="#ffffff" fo:min-height="0.85cm"/>
    </style:style>
    <style:style style:name="gr13" style:family="graphic" style:parent-style-name="standard">
      <style:graphic-properties draw:stroke="dash" draw:stroke-dash="Ultrafine_20_Dashed" svg:stroke-color="#000000" draw:fill="none" draw:fill-color="#ffffff" fo:min-height="0.395cm"/>
    </style:style>
    <style:style style:name="gr14" style:family="graphic" style:parent-style-name="standard" style:list-style-name="L1">
      <style:graphic-properties draw:stroke="dash" draw:stroke-dash="Ultrafine_20_Dashed" svg:stroke-color="#000000" draw:fill="none" draw:fill-color="#ffffff" fo:min-height="1.971cm"/>
    </style:style>
    <style:style style:name="gr15" style:family="graphic" style:parent-style-name="standard">
      <style:graphic-properties draw:stroke="dash" draw:stroke-dash="_32__20_Dots_20_1_20_Dash" svg:stroke-color="#000000" draw:fill="none" draw:fill-color="#ffffff" fo:min-height="1.339cm"/>
    </style:style>
    <style:style style:name="gr16" style:family="graphic" style:parent-style-name="standard">
      <style:graphic-properties draw:stroke="dash" draw:stroke-dash="Ultrafine_20_Dashed" svg:stroke-color="#000000" draw:fill="none" draw:fill-color="#ffffff" fo:min-height="3.076cm"/>
    </style:style>
    <style:style style:name="gr17" style:family="graphic" style:parent-style-name="objectwithoutfill">
      <style:graphic-properties draw:stroke="solid" svg:stroke-width="0.053cm" svg:stroke-color="#fc5c00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035cm" svg:stroke-color="#fc5c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9" style:family="graphic" style:parent-style-name="objectwithoutfill">
      <style:graphic-properties svg:stroke-width="0.106cm" svg:stroke-color="#aadcf7" draw:marker-start-width="0.358cm" draw:marker-end-width="0.358cm" draw:fill="none" draw:textarea-vertical-align="middle" fo:padding-top="0.177cm" fo:padding-bottom="0.177cm" fo:padding-left="0.302cm" fo:padding-right="0.302cm"/>
    </style:style>
    <style:style style:name="gr20" style:family="graphic" style:parent-style-name="objectwithoutfill">
      <style:graphic-properties svg:stroke-width="0.035cm" svg:stroke-color="#43c33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1" style:family="graphic" style:parent-style-name="objectwithoutfill">
      <style:graphic-properties svg:stroke-width="0.035cm" svg:stroke-color="#43c33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22" style:family="graphic" style:parent-style-name="objectwithoutfill">
      <style:graphic-properties svg:stroke-width="0.053cm" svg:stroke-color="#d36118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3" style:family="graphic" style:parent-style-name="objectwithoutfill">
      <style:graphic-properties svg:stroke-width="0.053cm" svg:stroke-color="#d36118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4" style:family="graphic" style:parent-style-name="objectwithoutfill">
      <style:graphic-properties svg:stroke-color="#fc5c00" draw:marker-end="Arrow" draw:fill="none" draw:textarea-vertical-align="middle"/>
    </style:style>
    <style:style style:name="gr25" style:family="graphic" style:parent-style-name="objectwithoutfill">
      <style:graphic-properties svg:stroke-width="0.053cm" svg:stroke-color="#aadcf7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style:paragraph-properties fo:margin-left="0cm" fo:margin-right="0cm" fo:margin-top="0cm" fo:margin-bottom="0cm" fo:line-height="100%" fo:text-indent="0cm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DejaVu Sans" style:font-size-asian="10pt" style:font-style-asian="normal" style:font-weight-asian="normal" style:font-name-complex="Free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9.6cm" svg:height="1.983cm" svg:x="1.1cm" svg:y="8.7cm">
          <draw:text-box>
            <text:p><text:span text:style-name="T1">Django</text:span></text:p>
            <text:p><text:span text:style-name="T2">pip install django</text:span></text:p>
            <text:p><text:span text:style-name="T2">~$ django-admin startproject blog</text:span></text:p>
          </draw:text-box>
        </draw:frame>
        <draw:frame draw:style-name="gr2" draw:text-style-name="P1" draw:layer="layout" svg:width="9cm" svg:height="2.377cm" svg:x="10.9cm" svg:y="1.8cm">
          <draw:text-box>
            <text:p><text:span text:style-name="T1">UWSGI</text:span></text:p>
            <text:p><text:span text:style-name="T2">sudo apt-get install python3.7-dev</text:span></text:p>
            <text:p><text:span text:style-name="T2">sudo apt-get install gcc</text:span></text:p>
            <text:p><text:span text:style-name="T2">pip install uwsgi</text:span></text:p>
          </draw:text-box>
        </draw:frame>
        <draw:frame draw:style-name="gr3" draw:text-style-name="P1" draw:layer="layout" svg:width="8.4cm" svg:height="1.589cm" svg:x="20.3cm" svg:y="3.317cm">
          <draw:text-box>
            <text:p><text:span text:style-name="T1">NGINX</text:span></text:p>
            <text:p><text:span text:style-name="T2">sudo apt-get install nginx</text:span></text:p>
          </draw:text-box>
        </draw:frame>
        <draw:frame draw:style-name="gr4" draw:text-style-name="P1" draw:layer="layout" svg:width="9.6cm" svg:height="6.161cm" svg:x="1.1cm" svg:y="13.739cm">
          <draw:text-box>
            <text:p><text:span text:style-name="T2"># ~/blog/uwsgi_params</text:span></text:p>
            <text:p><text:span text:style-name="T2">uwsgi_param <text:s/>QUERY_STRING <text:s text:c="6"/>$query_string;</text:span></text:p>
            <text:p><text:span text:style-name="T2">uwsgi_param <text:s/>REQUEST_METHOD <text:s text:c="4"/>$request_method;</text:span></text:p>
            <text:p><text:span text:style-name="T2">uwsgi_param <text:s/>CONTENT_TYPE <text:s text:c="6"/>$content_type;</text:span></text:p>
            <text:p><text:span text:style-name="T2">uwsgi_param <text:s/>CONTENT_LENGTH <text:s text:c="4"/>$content_length;</text:span></text:p>
            <text:p><text:span text:style-name="T2">uwsgi_param <text:s/>REQUEST_URI <text:s text:c="7"/>$request_uri;</text:span></text:p>
            <text:p><text:span text:style-name="T2">uwsgi_param <text:s/>PATH_INFO <text:s text:c="9"/>$document_uri;</text:span></text:p>
            <text:p><text:span text:style-name="T2">uwsgi_param <text:s/>DOCUMENT_ROOT <text:s text:c="5"/>$document_root;</text:span></text:p>
            <text:p><text:span text:style-name="T2">uwsgi_param <text:s/>SERVER_PROTOCOL <text:s text:c="3"/>$server_protocol;</text:span></text:p>
            <text:p><text:span text:style-name="T2">uwsgi_param <text:s/>REQUEST_SCHEME <text:s text:c="4"/>$scheme;</text:span></text:p>
            <text:p><text:span text:style-name="T2">uwsgi_param <text:s/>HTTPS <text:s text:c="13"/>$https if_not_empty;</text:span></text:p>
            <text:p><text:span text:style-name="T2">uwsgi_param <text:s/>REMOTE_ADDR <text:s text:c="7"/>$remote_addr;</text:span></text:p>
            <text:p><text:span text:style-name="T2">uwsgi_param <text:s/>REMOTE_PORT <text:s text:c="7"/>$remote_port;</text:span></text:p>
            <text:p><text:span text:style-name="T2">uwsgi_param <text:s/>SERVER_PORT <text:s text:c="7"/>$server_port;</text:span></text:p>
            <text:p><text:span text:style-name="T2">uwsgi_param <text:s/>SERVER_NAME <text:s text:c="7"/>$server_name;</text:span></text:p>
          </draw:text-box>
        </draw:frame>
        <draw:frame draw:style-name="gr5" draw:text-style-name="P3" draw:layer="layout" svg:width="9cm" svg:height="5.767cm" svg:x="10.9cm" svg:y="12.8cm">
          <draw:text-box>
            <text:p text:style-name="P2"><text:span text:style-name="T2"># MODO EMPERADOR</text:span></text:p>
            <text:p text:style-name="P2"><text:span text:style-name="T2">#/etc/systemd/system/emperor.uwsgi.service</text:span></text:p>
            <text:p text:style-name="P2"><text:span text:style-name="T2"/></text:p>
            <text:p text:style-name="P2"><text:span text:style-name="T2">[Unit]</text:span></text:p>
            <text:p text:style-name="P2"><text:span text:style-name="T2">Description=uwsgi emperor </text:span></text:p>
            <text:p text:style-name="P2"><text:span text:style-name="T2">After=network.target</text:span></text:p>
            <text:p text:style-name="P2"><text:span text:style-name="T2">[Service]</text:span></text:p>
            <text:p text:style-name="P2"><text:span text:style-name="T2">User=admin</text:span></text:p>
            <text:p text:style-name="P2"><text:span text:style-name="T2">Restart=always</text:span></text:p>
            <text:p text:style-name="P2"><text:span text:style-name="T2">ExecStart=/home/admin/entornos/blog/bin/uwsgi --emperor /home/admin/blog_env/blog/vasallos --uid www-data --gid www-data</text:span></text:p>
            <text:p text:style-name="P2"><text:span text:style-name="T2">[Install]</text:span></text:p>
            <text:p><text:span text:style-name="T2">WantedBy=multi-user.target</text:span></text:p>
          </draw:text-box>
        </draw:frame>
        <draw:frame draw:style-name="gr6" draw:text-style-name="P1" draw:layer="layout" svg:width="6.6cm" svg:height="3.2cm" svg:x="1.2cm" svg:y="1.1cm">
          <draw:text-box>
            <text:p><text:span text:style-name="T1">AWS EC2</text:span></text:p>
            <text:p><text:span text:style-name="T2">Nueva instancia : Debian /ubuntu / ...</text:span></text:p>
            <text:p><text:span text:style-name="T2">Habilito puertos <text:s/>22, 80, 443, 8000</text:span></text:p>
            <text:p><text:span text:style-name="T2">Obtengo ip_publico y clave_ssh.pem</text:span></text:p>
            <text:p><text:span text:style-name="T2"/></text:p>
            <text:p><text:span text:style-name="T2">$ ssh -i clave.pem <text:s text:c="2"/>admin@ip_publico</text:span></text:p>
          </draw:text-box>
        </draw:frame>
        <draw:frame draw:style-name="gr7" draw:text-style-name="P1" draw:layer="layout" svg:width="9cm" svg:height="5.4cm" svg:x="10.9cm" svg:y="4.4cm">
          <draw:text-box>
            <text:p><text:span text:style-name="T2"># blog_uwsgi.ini</text:span></text:p>
            <text:p><text:span text:style-name="T2"/></text:p>
            <text:p><text:span text:style-name="T2">[uwsgi]</text:span></text:p>
            <text:p><text:span text:style-name="T2">chdir <text:s text:c="11"/>= /home/admin/blog/</text:span></text:p>
            <text:p><text:span text:style-name="T2">module <text:s text:c="10"/>= blog.wsgi</text:span></text:p>
            <text:p><text:span text:style-name="T2">home <text:s text:c="12"/>= /home/admin/entornos/blog</text:span></text:p>
            <text:p><text:span text:style-name="T2">master <text:s text:c="9"/>= true</text:span></text:p>
            <text:p><text:span text:style-name="T2">processes <text:s text:c="6"/>= 10</text:span></text:p>
            <text:p><text:span text:style-name="T2">socket <text:s text:c="9"/>= /home/admin/blog/blog.sock</text:span></text:p>
            <text:p><text:span text:style-name="T2">chmod-socket <text:s text:c="3"/>= 666</text:span></text:p>
            <text:p><text:span text:style-name="T2">vacuum <text:s text:c="9"/>= true</text:span></text:p>
            <text:p><text:span text:style-name="T2"><text:s/></text:span><text:span text:style-name="T2">given log</text:span></text:p>
            <text:p><text:span text:style-name="T2">daemonize <text:s text:c="6"/>= /home/admin/uwsgi-emperor.log</text:span></text:p>
          </draw:text-box>
        </draw:frame>
        <draw:frame draw:style-name="gr8" draw:text-style-name="P1" draw:layer="layout" svg:width="6.6cm" svg:height="3.4cm" svg:x="1.2cm" svg:y="4.6cm">
          <draw:text-box>
            <text:p><text:span text:style-name="T1">Entorno virtual</text:span></text:p>
            <text:p><text:span text:style-name="T2">sudo apt-get update</text:span></text:p>
            <text:p><text:span text:style-name="T2">sudo apt-get install <text:s/>python3-venv</text:span></text:p>
            <text:p><text:span text:style-name="T2">mkdir ~/entornos/blog</text:span></text:p>
            <text:p><text:span text:style-name="T2">python3 -m venv ~/entornos/blog</text:span></text:p>
            <text:p><text:span text:style-name="T2">source ~/entornos/blog/bin/activate</text:span></text:p>
          </draw:text-box>
        </draw:frame>
        <draw:frame draw:style-name="gr9" draw:text-style-name="P3" draw:layer="layout" svg:width="8.4cm" svg:height="8.525cm" svg:x="20.3cm" svg:y="5cm">
          <draw:text-box>
            <text:p text:style-name="P2"><text:span text:style-name="T2"># /etc/nginx/sites-available/blog.conf</text:span></text:p>
            <text:p text:style-name="P2"><text:span text:style-name="T2"/></text:p>
            <text:p text:style-name="P2"><text:span text:style-name="T2">upstream django {</text:span></text:p>
            <text:p text:style-name="P2"><text:span text:style-name="T2"><text:s text:c="4"/></text:span><text:span text:style-name="T2">server unix:///home/admin/blog/blog.sock;</text:span></text:p>
            <text:p text:style-name="P2"><text:span text:style-name="T2">}</text:span></text:p>
            <text:p text:style-name="P2"><text:span text:style-name="T2">server {</text:span></text:p>
            <text:p text:style-name="P2"><text:span text:style-name="T2"><text:s text:c="4"/></text:span><text:span text:style-name="T2">listen <text:s text:c="5"/>80;</text:span></text:p>
            <text:p text:style-name="P2"><text:span text:style-name="T3"><text:s text:c="4"/></text:span><text:span text:style-name="T3">server_name <text:s text:c="2"/>(ip publico)12.345.678.910</text:span><text:span text:style-name="T2">; </text:span></text:p>
            <text:p text:style-name="P2"><text:span text:style-name="T2"><text:s text:c="4"/></text:span><text:span text:style-name="T2">charset <text:s text:c="4"/>utf-8;</text:span></text:p>
            <text:p text:style-name="P2"><text:span text:style-name="T2"><text:s text:c="5"/></text:span><text:span text:style-name="T2">client_max_body_size 75M;</text:span></text:p>
            <text:p text:style-name="P2"><text:span text:style-name="T2"><text:s text:c="4"/></text:span><text:span text:style-name="T2">location /media <text:s/>{</text:span></text:p>
            <text:p text:style-name="P2"><text:span text:style-name="T2"><text:s text:c="8"/></text:span><text:span text:style-name="T2">alias /home/admin/blog/media;</text:span></text:p>
            <text:p text:style-name="P2"><text:span text:style-name="T2"><text:s text:c="4"/></text:span><text:span text:style-name="T2">}</text:span></text:p>
            <text:p text:style-name="P2"><text:span text:style-name="T2"><text:s text:c="4"/></text:span><text:span text:style-name="T2">location /static {</text:span></text:p>
            <text:p text:style-name="P2"><text:span text:style-name="T2"><text:s text:c="8"/></text:span><text:span text:style-name="T2">alias /home/admin/blog/static;</text:span></text:p>
            <text:p text:style-name="P2"><text:span text:style-name="T2"><text:s text:c="4"/></text:span><text:span text:style-name="T2">}</text:span></text:p>
            <text:p text:style-name="P2"><text:span text:style-name="T2"><text:s text:c="4"/></text:span><text:span text:style-name="T2">location / {</text:span></text:p>
            <text:p text:style-name="P2"><text:span text:style-name="T2"><text:s text:c="8"/></text:span><text:span text:style-name="T2">uwsgi_pass <text:s/>django;</text:span></text:p>
            <text:p text:style-name="P2"><text:span text:style-name="T2"><text:s text:c="8"/></text:span><text:span text:style-name="T2">include <text:s text:c="4"/>/home/admin/blog/uwsgi_params;</text:span></text:p>
            <text:p text:style-name="P2"><text:span text:style-name="T2"><text:s text:c="4"/></text:span><text:span text:style-name="T2">}</text:span></text:p>
            <text:p><text:span text:style-name="T2">}</text:span></text:p>
          </draw:text-box>
        </draw:frame>
        <draw:frame draw:style-name="gr10" draw:text-style-name="P1" draw:layer="layout" svg:width="8.4cm" svg:height="1.1cm" svg:x="20.3cm" svg:y="13.8cm">
          <draw:text-box>
            <text:p><text:span text:style-name="T2">$ sudo ln -s /etc/nginx/sites-available/blog.conf /etc/nginx/sites-enabled/</text:span></text:p>
          </draw:text-box>
        </draw:frame>
        <draw:frame draw:style-name="gr11" draw:text-style-name="P1" draw:layer="layout" svg:width="9.6cm" svg:height="2.7cm" svg:x="1.1cm" svg:y="10.8cm">
          <draw:text-box>
            <text:p><text:span text:style-name="T2"># cambiar en settings.py </text:span></text:p>
            <text:p><text:span text:style-name="T2">import os</text:span></text:p>
            <text:p><text:span text:style-name="T2">...</text:span></text:p>
            <text:p><text:span text:style-name="T2">ALLOWED_HOSTS = ['ip_publico’]</text:span></text:p>
            <text:p><text:span text:style-name="T2">...</text:span></text:p>
            <text:p><text:span text:style-name="T2">STATIC_ROOT = os.path.join(BASE_DIR, "static/")</text:span></text:p>
          </draw:text-box>
        </draw:frame>
        <draw:frame draw:style-name="gr12" draw:text-style-name="P4" draw:layer="layout" svg:width="9cm" svg:height="1.1cm" svg:x="10.9cm" svg:y="18.7cm">
          <draw:text-box>
            <text:p text:style-name="P2"><text:span text:style-name="T2">$ sudo systemctl enable emperor.uwsgi.service</text:span></text:p>
            <text:p><text:span text:style-name="T2">$ sudo systemctl start emperor.uwsgi.service</text:span></text:p>
          </draw:text-box>
        </draw:frame>
        <draw:frame draw:style-name="gr13" draw:text-style-name="P1" draw:layer="layout" svg:width="8.4cm" svg:height="0.645cm" svg:x="20.3cm" svg:y="15.1cm">
          <draw:text-box>
            <text:p><text:span text:style-name="T2">$ sudo /etc/init.d/nginx restart</text:span></text:p>
          </draw:text-box>
        </draw:frame>
        <draw:frame draw:style-name="gr14" draw:text-style-name="P4" draw:layer="layout" svg:width="9cm" svg:height="2.221cm" svg:x="10.9cm" svg:y="10.1cm">
          <draw:text-box>
            <text:p text:style-name="P2"><text:span text:style-name="T2"># CARPETA DE VASALLOS</text:span></text:p>
            <text:p text:style-name="P2"><text:span text:style-name="T2">cd ~/entornos/blog/</text:span></text:p>
            <text:p text:style-name="P2"><text:span text:style-name="T2">mkdir vasallos</text:span></text:p>
            <text:p text:style-name="P2"><text:span text:style-name="T2">sudo ln -s /home/admin/blog/blog_uwsgi.ini /home/admin/entornos/blog/vasallos/</text:span></text:p>
          </draw:text-box>
        </draw:frame>
        <draw:frame draw:style-name="gr15" draw:text-style-name="P1" draw:layer="layout" svg:width="3.8cm" svg:height="1.589cm" svg:x="24.9cm" svg:y="1.018cm">
          <draw:text-box>
            <text:p><text:span text:style-name="T1">Usuario</text:span></text:p>
            <text:p><text:span text:style-name="T2">Client side</text:span></text:p>
          </draw:text-box>
        </draw:frame>
        <draw:frame draw:style-name="gr16" draw:text-style-name="P1" draw:layer="layout" svg:width="8.4cm" svg:height="3.326cm" svg:x="20.3cm" svg:y="16.518cm">
          <draw:text-box>
            <text:p><text:span text:style-name="T4">Seguridad <text:s/>en <text:s/>Producción</text:span></text:p>
            <text:p><text:span text:style-name="T2">Paquetes actualizados</text:span></text:p>
            <text:p><text:span text:style-name="T2">Usuarios del servidor persmisos y seguridad ssh</text:span></text:p>
            <text:p><text:span text:style-name="T2">Debug = False, separar SECRET_KEY</text:span></text:p>
            <text:p><text:span text:style-name="T2">SSL certificate for https</text:span></text:p>
            <text:p><text:span text:style-name="T2">manage.py check –deploy</text:span></text:p>
            <text:p><text:span text:style-name="T2">...</text:span></text:p>
          </draw:text-box>
        </draw:frame>
        <draw:line draw:style-name="gr17" draw:text-style-name="P5" draw:layer="layout" svg:x1="13.4cm" svg:y1="8.1cm" svg:x2="17.9cm" svg:y2="8.1cm">
          <text:p/>
        </draw:line>
        <draw:line draw:style-name="gr17" draw:text-style-name="P5" draw:layer="layout" svg:x1="22.8cm" svg:y1="6.8cm" svg:x2="27.3cm" svg:y2="6.8cm">
          <text:p/>
        </draw:line>
        <draw:line draw:style-name="gr18" draw:text-style-name="P5" draw:layer="layout" svg:x1="17.9cm" svg:y1="8.1cm" svg:x2="20.5cm" svg:y2="6.6cm">
          <text:p/>
        </draw:line>
        <draw:line draw:style-name="gr19" draw:text-style-name="P5" draw:layer="layout" svg:x1="23.5cm" svg:y1="8.3cm" svg:x2="27.5cm" svg:y2="8.3cm">
          <text:p/>
        </draw:line>
        <draw:line draw:style-name="gr19" draw:text-style-name="P5" draw:layer="layout" svg:x1="2.9cm" svg:y1="3.5cm" svg:x2="4.7cm" svg:y2="3.5cm">
          <text:p/>
        </draw:line>
        <draw:line draw:style-name="gr20" draw:text-style-name="P5" draw:layer="layout" svg:x1="13.6cm" svg:y1="6.9cm" svg:x2="17.9cm" svg:y2="6.9cm">
          <text:p/>
        </draw:line>
        <draw:line draw:style-name="gr20" draw:text-style-name="P5" draw:layer="layout" svg:x1="2.4cm" svg:y1="6.8cm" svg:x2="4.9cm" svg:y2="6.8cm">
          <text:p/>
        </draw:line>
        <draw:line draw:style-name="gr21" draw:text-style-name="P5" draw:layer="layout" svg:x1="13.6cm" svg:y1="6.9cm" svg:x2="5.1cm" svg:y2="6.7cm">
          <text:p/>
        </draw:line>
        <draw:line draw:style-name="gr22" draw:text-style-name="P5" draw:layer="layout" svg:x1="13.3cm" svg:y1="6.1cm" svg:x2="16.3cm" svg:y2="6.1cm">
          <text:p/>
        </draw:line>
        <draw:line draw:style-name="gr22" draw:text-style-name="P5" draw:layer="layout" svg:x1="4cm" svg:y1="10.6cm" svg:x2="7cm" svg:y2="10.6cm">
          <text:p/>
        </draw:line>
        <draw:line draw:style-name="gr23" draw:text-style-name="P5" draw:layer="layout" svg:x1="10.9cm" svg:y1="6cm" svg:x2="7.1cm" svg:y2="10.5cm">
          <text:p/>
        </draw:line>
        <draw:line draw:style-name="gr19" draw:text-style-name="P5" draw:layer="layout" svg:x1="4.9cm" svg:y1="12.6cm" svg:x2="6.7cm" svg:y2="12.6cm">
          <text:p/>
        </draw:line>
        <draw:path draw:style-name="gr24" draw:text-style-name="P5" draw:layer="layout" svg:width="1.599cm" svg:height="5.899cm" svg:x="18.2cm" svg:y="13.6cm" svg:viewBox="0 0 1600 5900" svg:d="M0 5900c3600 0 0-5900 0-5900">
          <text:p/>
        </draw:path>
        <draw:path draw:style-name="gr24" draw:text-style-name="P5" draw:layer="layout" svg:width="3.648cm" svg:height="6.699cm" svg:x="15.899cm" svg:y="10.5cm" svg:viewBox="0 0 3649 6700" svg:d="M3301 6700c800 0 200-6700-1600-6700s-1700 0-1700 0">
          <text:p/>
        </draw:path>
        <draw:path draw:style-name="gr24" draw:text-style-name="P5" draw:layer="layout" svg:width="7.701cm" svg:height="6.831cm" draw:transform="skewX (0.416435559525847) rotate (-0.0445058959258564) translate (14.1672346510528cm 4.55635193877663cm)" svg:viewBox="0 0 7702 6832" svg:d="M6968 6832c1689-1 424-6832-3377-6832-3800 0-3589 0-3589 0">
          <text:p/>
        </draw:path>
        <draw:line draw:style-name="gr25" draw:text-style-name="P5" draw:layer="layout" svg:x1="27.8cm" svg:y1="2.6cm" svg:x2="27.5cm" svg:y2="7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1-07-06T03:04:51.315846042</meta:creation-date>
    <dc:date>2021-07-27T06:18:33.587122598</dc:date>
    <meta:editing-duration>P1DT5H43M13S</meta:editing-duration>
    <meta:editing-cycles>5</meta:editing-cycles>
    <meta:generator>LibreOffice/6.1.5.2$Linux_X86_64 LibreOffice_project/10$Build-2</meta:generator>
    <meta:document-statistic meta:object-count="32"/>
  </office:meta>
</office:document-meta>
</file>